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0pt" officeooo:rsid="001320f8" officeooo:paragraph-rsid="001320f8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officeooo:rsid="001320f8" officeooo:paragraph-rsid="001320f8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320f8" officeooo:paragraph-rsid="001320f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bold" officeooo:rsid="0013c264" officeooo:paragraph-rsid="0013c2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normal" officeooo:rsid="001320f8" officeooo:paragraph-rsid="001320f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53a2a" officeooo:paragraph-rsid="00153a2a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Ubuntu" fo:font-size="14pt" fo:font-weight="normal" officeooo:rsid="0013c264" officeooo:paragraph-rsid="0013c264" style:font-size-asian="12.25pt" style:font-weight-asian="normal" style:font-size-complex="14pt" style:font-weight-complex="normal"/>
    </style:style>
    <style:style style:name="T1" style:family="text">
      <style:text-properties officeooo:rsid="00153a2a"/>
    </style:style>
    <style:style style:name="T2" style:family="text">
      <style:text-properties officeooo:rsid="0015aa8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zzaManager</text:p>
      <text:p text:style-name="P2"/>
      <text:p text:style-name="P3">Definicion de proyecto</text:p>
      <text:p text:style-name="P5"/>
      <text:p text:style-name="P5">El objetivo del desarrollo del proyecto es la construcción de una aplicación web para la venta y gestión de un restaurante con servicio a domicilio.</text:p>
      <text:p text:style-name="P5"/>
      <text:p text:style-name="P3">Objetivos</text:p>
      <text:p text:style-name="P5"/>
      <text:p text:style-name="P5">La aplicación web ha de ser capaz de:</text:p>
      <text:list xml:id="list1522359670" text:style-name="L1">
        <text:list-item>
          <text:p text:style-name="P7">Toma de datos de un cliente para crear una ficha con sus datos.</text:p>
        </text:list-item>
      </text:list>
      <text:list xml:id="list302224274" text:style-name="L2">
        <text:list-item>
          <text:p text:style-name="P9">Realizar la toma de comandas para su venta en el raestaurante.</text:p>
        </text:list-item>
        <text:list-item>
          <text:p text:style-name="P9">La impresion de un tiquet con los productos a preparar <text:span text:style-name="T1">que ha de ser enviado a la cocina.</text:span></text:p>
        </text:list-item>
        <text:list-item>
          <text:p text:style-name="P8">Imprimir un tiquet con los datos de la comanda y de la <text:span text:style-name="T2">direción donde ha de llegar el pedido.</text:span></text:p>
        </text:list-item>
      </text:list>
      <text:p text:style-name="P3">Meta del proyecto</text:p>
      <text:p text:style-name="P5"/>
      <text:p text:style-name="P5"/>
      <text:p text:style-name="P4">Integrantes, roles y funciones.</text:p>
      <text:p text:style-name="P6">Backend, front end, diseño.<text:span text:style-name="T1">(que es?)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2:36.176106557</meta:creation-date>
    <dc:date>2024-12-16T19:06:31.995381856</dc:date>
    <meta:editing-duration>PT7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15" meta:character-count="623" meta:non-whitespace-character-count="524"/>
  </office:meta>
</office:document-meta>
</file>